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96eb3" draw:fill="none" draw:textarea-horizontal-align="justify" draw:textarea-vertical-align="middle" draw:auto-grow-height="false" fo:min-height="5.597cm" fo:min-width="18.761cm" loext:decorative="fals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947cm" loext:decorative="false"/>
      <style:paragraph-properties style:writing-mode="lr-tb"/>
    </style:style>
    <style:style style:name="gr3" style:family="graphic" style:parent-style-name="standard">
      <style:graphic-properties svg:stroke-color="#f04e4d" draw:fill-color="#f7a19a" draw:textarea-horizontal-align="justify" draw:textarea-vertical-align="middle" draw:auto-grow-height="false" fo:min-height="4.67cm" fo:min-width="4.262cm" loext:decorative="false"/>
      <style:paragraph-properties style:writing-mode="lr-tb"/>
    </style:style>
    <style:style style:name="gr4" style:family="graphic" style:parent-style-name="standard">
      <style:graphic-properties svg:stroke-color="#396eb3" draw:fill-color="#77a6d9" draw:textarea-horizontal-align="justify" draw:textarea-vertical-align="middle" draw:auto-grow-height="false" fo:min-height="0.639cm" fo:min-width="3.945cm" loext:decorative="false"/>
      <style:paragraph-properties style:writing-mode="lr-tb"/>
    </style:style>
    <style:style style:name="gr5" style:family="graphic" style:parent-style-name="standard">
      <style:graphic-properties svg:stroke-color="#396eb3" draw:fill-color="#77a6d9" draw:textarea-horizontal-align="justify" draw:textarea-vertical-align="middle" draw:auto-grow-height="false" fo:min-height="1.782cm" fo:min-width="3.943cm" loext:decorative="false"/>
      <style:paragraph-properties style:writing-mode="lr-tb"/>
    </style:style>
    <style:style style:name="gr6" style:family="graphic" style:parent-style-name="standard">
      <style:graphic-properties svg:stroke-color="#e3d200" draw:fill-color="#fffbcc" draw:textarea-horizontal-align="justify" draw:textarea-vertical-align="middle" draw:auto-grow-height="false" fo:min-height="1.782cm" fo:min-width="3.615cm" loext:decorative="false"/>
      <style:paragraph-properties style:writing-mode="lr-tb"/>
    </style:style>
    <style:style style:name="gr7" style:family="graphic" style:parent-style-name="standard">
      <style:graphic-properties svg:stroke-color="#e3d200" draw:fill-color="#fffbcc" draw:textarea-horizontal-align="justify" draw:textarea-vertical-align="middle" draw:auto-grow-height="false" fo:min-height="1.782cm" fo:min-width="3.5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77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cm" fo:min-width="0cm" loext:decorative="false"/>
    </style:style>
    <style:style style:name="gr10" style:family="graphic" style:parent-style-name="standard">
      <style:graphic-properties svg:stroke-color="#f04e4d" draw:fill="solid" draw:fill-color="#f7a19a" draw:textarea-horizontal-align="justify" draw:textarea-vertical-align="middle" draw:auto-grow-height="false" fo:min-height="0.029cm" fo:min-width="1.379cm" loext:decorative="false"/>
    </style:style>
    <style:style style:name="gr11" style:family="graphic" style:parent-style-name="standard">
      <style:graphic-properties svg:stroke-color="#e3d200" draw:fill="solid" draw:fill-color="#fffbcc" draw:textarea-horizontal-align="justify" draw:textarea-vertical-align="middle" draw:auto-grow-height="false" fo:min-height="0.068cm" fo:min-width="0.613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082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1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89cm" fo:min-width="2.148cm" loext:decorative="false"/>
      <style:paragraph-properties style:writing-mode="lr-tb"/>
    </style:style>
    <style:style style:name="gr15" style:family="graphic" style:parent-style-name="standard">
      <style:graphic-properties svg:stroke-color="#e3d200" draw:fill="solid" draw:fill-color="#fffbcc" draw:textarea-horizontal-align="justify" draw:textarea-vertical-align="middle" draw:auto-grow-height="false" fo:min-height="0.029cm" fo:min-width="0.593cm" loext:decorative="false"/>
    </style:style>
    <style:style style:name="gr16" style:family="graphic" style:parent-style-name="standard">
      <style:graphic-properties svg:stroke-color="#396eb3" draw:fill="none" draw:textarea-horizontal-align="justify" draw:textarea-vertical-align="middle" draw:auto-grow-height="false" fo:min-height="8.116cm" fo:min-width="5.516cm" loext:decorative="false"/>
    </style:style>
    <style:style style:name="gr17" style:family="graphic" style:parent-style-name="standard">
      <style:graphic-properties draw:stroke="none" svg:stroke-color="#000000" draw:fill="solid" draw:fill-color="#ffffff" draw:textarea-horizontal-align="center" draw:auto-grow-height="true" draw:auto-grow-width="true" fo:min-height="0.712cm" fo:min-width="0.95cm" loext:decorative="false"/>
      <style:paragraph-properties style:writing-mode="lr-tb"/>
    </style:style>
    <style:style style:name="gr18" style:family="graphic" style:parent-style-name="standard">
      <style:graphic-properties svg:stroke-color="#396eb3" draw:fill-color="#77a6d9" draw:textarea-horizontal-align="justify" draw:textarea-vertical-align="middle" draw:auto-grow-height="false" fo:min-height="7.053cm" fo:min-width="3.943cm" loext:decorative="false"/>
      <style:paragraph-properties style:writing-mode="lr-tb"/>
    </style:style>
    <style:style style:name="gr19" style:family="graphic" style:parent-style-name="standard">
      <style:graphic-properties svg:stroke-color="#e3d200" draw:fill-color="#fffbcc" draw:textarea-horizontal-align="justify" draw:textarea-vertical-align="middle" draw:auto-grow-height="false" fo:min-height="1.782cm" fo:min-width="4.249cm" loext:decorative="false"/>
      <style:paragraph-properties style:writing-mode="lr-tb"/>
    </style:style>
    <style:style style:name="gr20" style:family="graphic" style:parent-style-name="standard">
      <style:graphic-properties svg:stroke-color="#e3d200" draw:fill="solid" draw:fill-color="#fffbcc" draw:textarea-horizontal-align="justify" draw:textarea-vertical-align="middle" draw:auto-grow-height="false" fo:min-height="0.029cm" fo:min-width="1.138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971cm" fo:min-width="3.512cm" loext:decorative="false"/>
      <style:paragraph-properties style:writing-mode="lr-tb"/>
    </style:style>
    <style:style style:name="gr22" style:family="graphic" style:parent-style-name="standard">
      <style:graphic-properties svg:stroke-color="#396eb3" draw:fill="none" draw:textarea-horizontal-align="justify" draw:textarea-vertical-align="middle" draw:auto-grow-height="false" fo:min-height="9.221cm" fo:min-width="5.516cm" loext:decorative="false"/>
    </style:style>
    <style:style style:name="gr23" style:family="graphic" style:parent-style-name="standard">
      <style:graphic-properties svg:stroke-color="#396eb3" draw:fill-color="#77a6d9" draw:textarea-horizontal-align="justify" draw:textarea-vertical-align="middle" draw:auto-grow-height="false" fo:min-height="8.323cm" fo:min-width="3.9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67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31cm" fo:min-width="0cm" loext:decorative="false"/>
    </style:style>
    <style:style style:name="gr26" style:family="graphic" style:parent-style-name="standard">
      <style:graphic-properties svg:stroke-color="#396eb3" draw:fill="solid" draw:fill-color="#77a6d9" draw:textarea-horizontal-align="justify" draw:textarea-vertical-align="middle" draw:auto-grow-height="false" fo:min-height="0.029cm" fo:min-width="1.379cm" loext:decorative="false"/>
    </style:style>
    <style:style style:name="gr27" style:family="graphic" style:parent-style-name="standard">
      <style:graphic-properties draw:stroke="none" svg:stroke-color="#000000" draw:fill="solid" draw:fill-color="#ffffff" draw:textarea-horizontal-align="center" draw:auto-grow-height="true" draw:auto-grow-width="true" fo:min-height="1.183cm" fo:min-width="1.413cm" loext:decorative="false"/>
      <style:paragraph-properties style:writing-mode="lr-tb"/>
    </style:style>
    <style:style style:name="gr28" style:family="graphic" style:parent-style-name="standard">
      <style:graphic-properties svg:stroke-color="#396eb3" draw:fill-color="#77a6d9" draw:textarea-horizontal-align="justify" draw:textarea-vertical-align="middle" draw:auto-grow-height="false" fo:min-height="0.639cm" fo:min-width="4.26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7a19a"/>
      <style:paragraph-properties fo:text-align="center"/>
    </style:style>
    <style:style style:name="P5" style:family="paragraph">
      <loext:graphic-properties draw:fill-color="#77a6d9"/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f7a19a"/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text-properties fo:font-size="10pt" style:font-size-asian="10pt" style:font-size-complex="10pt"/>
    </style:style>
    <style:style style:name="P13" style:family="paragraph">
      <loext:graphic-properties draw:fill="solid" draw:fill-color="#77a6d9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93cm" svg:height="6.479cm" svg:x="7.341cm" svg:y="5.6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4.455cm" svg:height="0.962cm" svg:x="21.447cm" svg:y="5.118cm">
          <draw:text-box>
            <text:p>Graphics card</text:p>
          </draw:text-box>
        </draw:frame>
        <draw:custom-shape draw:style-name="gr3" draw:text-style-name="P4" draw:layer="layout" svg:width="4.762cm" svg:height="4.92cm" svg:x="21.311cm" svg:y="6.388cm">
          <text:p text:style-name="P3">Graphics and<text:line-break/>Compute Arra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0.889cm" svg:x="14.108cm" svg:y="10.498cm">
          <text:p text:style-name="P3">Bus Interfac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0.889cm" svg:x="14.097cm" svg:y="13.491cm">
          <text:p text:style-name="P3">PCI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3cm" svg:height="2.032cm" svg:x="14.134cm" svg:y="6.388cm">
          <text:p text:style-name="P3">Graphics</text:p>
          <text:p text:style-name="P3">Memory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15cm" svg:height="2.032cm" svg:x="8.306cm" svg:y="6.388cm">
          <text:p text:style-name="P3">Presentation<text:line-break/>Engin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064cm" svg:height="2.032cm" svg:x="2.143cm" svg:y="6.388cm">
          <text:p text:style-name="P3">Screen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79cm" svg:height="1.433cm" svg:x="16.709cm" svg:y="12.017cm">
          <draw:text-box>
            <text:p><text:span text:style-name="T1">PCIe 5.0 x16: ~63GiB/s</text:span></text:p>
            <text:p text:style-name="P7"><text:span text:style-name="T1">PCIe 6.0 x16: ~121GiB/s</text:span></text:p>
            <text:p text:style-name="P7"><text:span text:style-name="T1">PCIe 7.0 x16: ~242GiB/s</text:span></text:p>
          </draw:text-box>
        </draw:frame>
        <draw:custom-shape draw:style-name="gr9" draw:text-style-name="P3" draw:layer="layout" svg:width="0.635cm" svg:height="1.688cm" svg:x="16.131cm" svg:y="11.585cm">
          <text:p/>
          <draw:enhanced-geometry svg:viewBox="0 0 21600 21600" draw:text-areas="?f0 ?f8 ?f2 ?f9" draw:type="up-down-arrow" draw:modifiers="6045.28301886792 5192.184724689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2.311cm" svg:height="0.635cm" svg:x="18.771cm" svg:y="7.123cm">
          <text:p/>
          <draw:enhanced-geometry svg:viewBox="0 0 21600 21600" draw:text-areas="?f5 ?f1 ?f6 ?f3" draw:type="left-right-arrow" draw:modifiers="4601.04931794334 6045.2830188679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0" draw:layer="layout" svg:width="1.27cm" svg:height="0.635cm" svg:x="12.638cm" svg:y="7.141cm">
          <text:p/>
          <draw:enhanced-geometry svg:viewBox="0 0 21600 21600" draw:text-areas="?f7 ?f0 21600 ?f2" draw:type="left-arrow" draw:modifiers="6899.76396538159 6045.283018867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635cm" svg:height="1.688cm" svg:x="16.131cm" svg:y="8.611cm">
          <text:p/>
          <draw:enhanced-geometry svg:viewBox="0 0 21600 21600" draw:text-areas="?f0 ?f8 ?f2 ?f9" draw:type="up-down-arrow" draw:modifiers="6045.28301886792 5192.184724689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13" draw:text-style-name="P8" draw:layer="layout" svg:width="4.625cm" svg:height="1.827cm" svg:x="8.027cm" svg:y="8.509cm">
          <draw:text-box>
            <text:p><text:span text:style-name="T1">Refresh rate (typical): 60/s</text:span></text:p>
            <text:p><text:span text:style-name="T1">Color bits (typical): 24</text:span><text:span text:style-name="T1"><text:line-break/></text:span><text:span text:style-name="T1">FullHD = ~360MiB/s</text:span><text:span text:style-name="T1"><text:line-break/></text:span><text:span text:style-name="T1">4K = ~1.4GiB/s</text:span></text:p>
          </draw:text-box>
        </draw:frame>
        <draw:frame draw:style-name="gr14" draw:text-style-name="P11" draw:layer="layout" svg:width="2.648cm" svg:height="1.433cm" svg:x="18.663cm" svg:y="7.713cm">
          <draw:text-box>
            <text:p text:style-name="P3"><text:span text:style-name="T1">Bandwidth:</text:span><text:span text:style-name="T1"><text:line-break/></text:span><text:span text:style-name="T1">20-2000</text:span><text:span text:style-name="T1"><text:line-break/></text:span><text:span text:style-name="T1">GiB/s</text:span></text:p>
          </draw:text-box>
        </draw:frame>
        <draw:custom-shape draw:style-name="gr15" draw:text-style-name="P10" draw:layer="layout" svg:width="1.27cm" svg:height="0.635cm" svg:x="6.606cm" svg:y="7.141cm">
          <text:p/>
          <draw:enhanced-geometry svg:viewBox="0 0 21600 21600" draw:text-areas="?f7 ?f0 21600 ?f2" draw:type="left-arrow" draw:modifiers="6899.76396538159 6045.283018867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16" draw:text-style-name="P1" draw:layer="layout" svg:width="6.666cm" svg:height="9.016cm" svg:x="7.342cm" svg:y="5.6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7" draw:text-style-name="P2" draw:layer="layout" svg:width="1.878cm" svg:height="0.962cm" svg:x="10.978cm" svg:y="5.118cm">
          <draw:text-box>
            <text:p text:style-name="P3">GPU</text:p>
          </draw:text-box>
        </draw:frame>
        <draw:custom-shape draw:style-name="gr3" draw:text-style-name="P4" draw:layer="layout" svg:width="4.762cm" svg:height="4.92cm" svg:x="8.294cm" svg:y="8.771cm">
          <text:p text:style-name="P3">Graphics and<text:line-break/>Compute Arra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0.889cm" svg:x="15.59cm" svg:y="15.914cm">
          <text:p text:style-name="P3">PCI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443cm" svg:height="7.303cm" svg:x="15.722cm" svg:y="6.388cm">
          <text:p text:style-name="P3">Graphics</text:p>
          <text:p text:style-name="P3">Memory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749cm" svg:height="2.032cm" svg:x="8.307cm" svg:y="6.388cm">
          <text:p text:style-name="P3">Presentation<text:line-break/>Engin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064cm" svg:height="2.032cm" svg:x="2.144cm" svg:y="6.388cm">
          <text:p text:style-name="P3">Screen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379cm" svg:height="1.433cm" svg:x="18.202cm" svg:y="14.14cm">
          <draw:text-box>
            <text:p><text:span text:style-name="T1">PCIe 5.0 x16: ~63GiB/s</text:span></text:p>
            <text:p text:style-name="P7"><text:span text:style-name="T1">PCIe 6.0 x16: ~121GiB/s</text:span></text:p>
            <text:p text:style-name="P7"><text:span text:style-name="T1">PCIe 7.0 x16: ~242GiB/s</text:span></text:p>
          </draw:text-box>
        </draw:frame>
        <draw:custom-shape draw:style-name="gr12" draw:text-style-name="P3" draw:layer="layout" svg:width="0.635cm" svg:height="1.688cm" svg:x="17.624cm" svg:y="14.008cm">
          <text:p/>
          <draw:enhanced-geometry svg:viewBox="0 0 21600 21600" draw:text-areas="?f0 ?f8 ?f2 ?f9" draw:type="up-down-arrow" draw:modifiers="6045.28301886792 5192.184724689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2.311cm" svg:height="0.635cm" svg:x="13.164cm" svg:y="11.033cm">
          <text:p/>
          <draw:enhanced-geometry svg:viewBox="0 0 21600 21600" draw:text-areas="?f5 ?f1 ?f6 ?f3" draw:type="left-right-arrow" draw:modifiers="4601.04931794334 6045.2830188679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0" draw:layer="layout" svg:width="1.905cm" svg:height="0.635cm" svg:x="13.373cm" svg:y="7.123cm">
          <text:p/>
          <draw:enhanced-geometry svg:viewBox="0 0 21600 21600" draw:text-areas="?f7 ?f0 21600 ?f2" draw:type="left-arrow" draw:modifiers="6899.76396538159 6045.283018867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style-name="gr21" draw:text-style-name="P11" draw:layer="layout" svg:width="4.012cm" svg:height="2.221cm" svg:x="12.436cm" svg:y="7.636cm">
          <draw:text-box>
            <text:p text:style-name="P3"><text:span text:style-name="T1">Bandwidth</text:span><text:span text:style-name="T1"><text:line-break/></text:span><text:span text:style-name="T1">(typical):</text:span></text:p>
            <text:p text:style-name="P3"><text:span text:style-name="T1">0.2-5 GiB/s</text:span></text:p>
          </draw:text-box>
        </draw:frame>
        <draw:frame draw:style-name="gr14" draw:text-style-name="P11" draw:layer="layout" svg:width="2.648cm" svg:height="1.433cm" svg:x="13.056cm" svg:y="11.623cm">
          <draw:text-box>
            <text:p text:style-name="P3"><text:span text:style-name="T1">Bandwidth:</text:span><text:span text:style-name="T1"><text:line-break/></text:span><text:span text:style-name="T1">20-2000</text:span><text:span text:style-name="T1"><text:line-break/></text:span><text:span text:style-name="T1">GiB/s</text:span></text:p>
          </draw:text-box>
        </draw:frame>
        <draw:custom-shape draw:style-name="gr15" draw:text-style-name="P10" draw:layer="layout" svg:width="1.27cm" svg:height="0.635cm" svg:x="6.607cm" svg:y="7.141cm">
          <text:p/>
          <draw:enhanced-geometry svg:viewBox="0 0 21600 21600" draw:text-areas="?f7 ?f0 21600 ?f2" draw:type="left-arrow" draw:modifiers="6899.76396538159 6045.283018867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22" draw:text-style-name="P1" draw:layer="layout" svg:width="6.666cm" svg:height="10.121cm" svg:x="7.342cm" svg:y="5.6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7" draw:text-style-name="P2" draw:layer="layout" svg:width="1.878cm" svg:height="0.962cm" svg:x="10.878cm" svg:y="5.118cm">
          <draw:text-box>
            <text:p text:style-name="P3">GPU</text:p>
          </draw:text-box>
        </draw:frame>
        <draw:custom-shape draw:style-name="gr3" draw:text-style-name="P4" draw:layer="layout" svg:width="4.762cm" svg:height="4.92cm" svg:x="8.294cm" svg:y="8.771cm">
          <text:p text:style-name="P3">Graphics and<text:line-break/>Compute Arra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45cm" svg:height="0.889cm" svg:x="8.287cm" svg:y="17.384cm">
          <text:p text:style-name="P3">PCIe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4.443cm" svg:height="8.573cm" svg:x="17.222cm" svg:y="6.388cm">
          <text:p text:style-name="P3">Graphics</text:p>
          <text:p text:style-name="P3">Memory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.749cm" svg:height="2.032cm" svg:x="8.307cm" svg:y="6.388cm">
          <text:p text:style-name="P3">Display Interfac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064cm" svg:height="2.032cm" svg:x="2.144cm" svg:y="6.388cm">
          <text:p text:style-name="P3">Screen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379cm" svg:height="1.433cm" svg:x="10.899cm" svg:y="15.81cm">
          <draw:text-box>
            <text:p><text:span text:style-name="T1">PCIe 5.0 x16: ~63GiB/s</text:span></text:p>
            <text:p text:style-name="P7"><text:span text:style-name="T1">PCIe 6.0 x16: ~121GiB/s</text:span></text:p>
            <text:p text:style-name="P7"><text:span text:style-name="T1">PCIe 7.0 x16: ~242GiB/s</text:span></text:p>
          </draw:text-box>
        </draw:frame>
        <draw:custom-shape draw:style-name="gr25" draw:text-style-name="P3" draw:layer="layout" svg:width="0.635cm" svg:height="2.005cm" svg:x="10.321cm" svg:y="15.178cm">
          <text:p/>
          <draw:enhanced-geometry svg:viewBox="0 0 21600 21600" draw:text-areas="?f0 ?f8 ?f2 ?f9" draw:type="up-down-arrow" draw:modifiers="6045.28301886792 5192.184724689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3" draw:layer="layout" svg:width="2.311cm" svg:height="0.635cm" svg:x="14.434cm" svg:y="10.715cm">
          <text:p/>
          <draw:enhanced-geometry svg:viewBox="0 0 21600 21600" draw:text-areas="?f5 ?f1 ?f6 ?f3" draw:type="left-right-arrow" draw:modifiers="4601.04931794334 6045.2830188679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frame draw:style-name="gr27" draw:text-style-name="P14" draw:layer="layout" svg:width="2.24cm" svg:height="1.433cm" svg:x="14.472cm" svg:y="11.405cm">
          <draw:text-box>
            <text:p text:style-name="P3"><text:span text:style-name="T1">Bandwidth:</text:span><text:span text:style-name="T1"><text:line-break/></text:span><text:span text:style-name="T1">20-2000</text:span><text:span text:style-name="T1"><text:line-break/></text:span><text:span text:style-name="T1">GiB/s</text:span></text:p>
          </draw:text-box>
        </draw:frame>
        <draw:custom-shape draw:style-name="gr15" draw:text-style-name="P10" draw:layer="layout" svg:width="1.27cm" svg:height="0.635cm" svg:x="6.607cm" svg:y="7.141cm">
          <text:p/>
          <draw:enhanced-geometry svg:viewBox="0 0 21600 21600" draw:text-areas="?f7 ?f0 21600 ?f2" draw:type="left-arrow" draw:modifiers="6899.76396538159 6045.2830188679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" draw:layer="layout" svg:width="4.763cm" svg:height="0.889cm" svg:x="8.293cm" svg:y="14.072cm">
          <text:p text:style-name="P3">Bus Interf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1T13:29:14.908861700</meta:creation-date>
    <dc:date>2025-09-21T18:58:34.797985500</dc:date>
    <meta:editing-duration>PT2H32M29S</meta:editing-duration>
    <meta:editing-cycles>2</meta:editing-cycles>
    <meta:generator>LibreOffice/25.8.0.4$Windows_X86_64 LibreOffice_project/48f00303701489684e67c38c28aff00cd5929e67</meta:generator>
    <meta:document-statistic meta:object-count="43"/>
  </office:meta>
</office:document-meta>
</file>